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un</text:p>
          </table:table-cell>
          <table:table-cell office:value-type="string">
            <text:p>Fancy</text:p>
          </table:table-cell>
          <table:table-cell office:value-type="string">
            <text:p>Fresh</text:p>
          </table:table-cell>
          <table:table-cell office:value-type="string">
            <text:p>Disgusting</text:p>
          </table:table-cell>
          <table:table-cell office:value-type="string">
            <text:p>Dreadful</text:p>
          </table:table-cell>
          <table:table-cell office:value-type="string">
            <text:p>Dark</text:p>
          </table:table-cell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j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7:.D18])" office:value-type="float" office:value="0">
            <text:p>0</text:p>
          </table:table-cell>
          <table:table-cell table:formula="of:=SUM([.E7:.E18])" office:value-type="float" office:value="0">
            <text:p>0</text:p>
          </table:table-cell>
          <table:table-cell table:formula="of:=SUM([.F7:.F18])" office:value-type="float" office:value="0">
            <text:p>0</text:p>
          </table:table-cell>
          <table:table-cell table:formula="of:=SUM([.G7:.G18])" office:value-type="float" office:value="0">
            <text:p>0</text:p>
          </table:table-cell>
          <table:table-cell table:formula="of:=SUM([.H7:.H18])" office:value-type="float" office:value="0">
            <text:p>0</text:p>
          </table:table-cell>
          <table:table-cell table:formula="of:=SUM([.I7:.I18]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string">
            <text:p>Fun</text:p>
          </table:table-cell>
          <table:table-cell office:value-type="string">
            <text:p>Fancy</text:p>
          </table:table-cell>
          <table:table-cell office:value-type="string">
            <text:p>Fresh</text:p>
          </table:table-cell>
          <table:table-cell office:value-type="string">
            <text:p>Disgusting</text:p>
          </table:table-cell>
          <table:table-cell office:value-type="string">
            <text:p>Dreadful</text:p>
          </table:table-cell>
          <table:table-cell office:value-type="string">
            <text:p>Dark</text:p>
          </table:table-cell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j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21:.D32])" office:value-type="float" office:value="0">
            <text:p>0</text:p>
          </table:table-cell>
          <table:table-cell table:formula="of:=SUM([.E21:.E32])" office:value-type="float" office:value="0">
            <text:p>0</text:p>
          </table:table-cell>
          <table:table-cell table:formula="of:=SUM([.F21:.F32])" office:value-type="float" office:value="0">
            <text:p>0</text:p>
          </table:table-cell>
          <table:table-cell table:formula="of:=SUM([.G21:.G32])" office:value-type="float" office:value="0">
            <text:p>0</text:p>
          </table:table-cell>
          <table:table-cell table:formula="of:=SUM([.H21:.H32])" office:value-type="float" office:value="0">
            <text:p>0</text:p>
          </table:table-cell>
          <table:table-cell table:formula="of:=SUM([.I21:.I32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nike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nissan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mcdonald'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intel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urger king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wendy'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arby'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sparc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ountain dew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samsung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google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microsoft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dobe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ford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hevrolet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he pirate bay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budweiser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ke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pepsi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d bull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starbuck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toyota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asu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nabisco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keebler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nestle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mbrella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a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lizzard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lack mesa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perture science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walmart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arget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facebook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norton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witter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lego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nintendo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sony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verizon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t&amp;t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omcast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pbr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github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domino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disney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nsa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eam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8/23/2014</text:date>, <text:time>15:1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imonsen</meta:initial-creator>
    <meta:creation-date>2014-08-23T12:56:48.08</meta:creation-date>
    <dc:date>2014-08-23T15:18:16.57</dc:date>
    <dc:creator>Ben Simonsen</dc:creator>
    <meta:editing-duration>PT2H3M16S</meta:editing-duration>
    <meta:editing-cycles>5</meta:editing-cycles>
    <meta:generator>OpenOffice/4.0.1$Win32 OpenOffice.org_project/401m5$Build-9714</meta:generator>
    <meta:document-statistic meta:table-count="3" meta:cell-count="147" meta:object-count="0"/>
  </office:meta>
</office:document-meta>
</file>